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FF000000BCFA167B5C171362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3bb64" officeooo:paragraph-rsid="0013bb64"/>
    </style:style>
    <style:style style:name="P2" style:family="paragraph" style:parent-style-name="Standard">
      <style:text-properties officeooo:rsid="0013bb64" officeooo:paragraph-rsid="0013bb64"/>
    </style:style>
    <style:style style:name="P3" style:family="paragraph" style:parent-style-name="Standard">
      <style:paragraph-properties style:line-height-at-least="0.503cm"/>
      <style:text-properties fo:color="#dadada" loext:opacity="100%" style:font-name="Droid Sans Mono" fo:font-size="10.5pt" fo:font-weight="normal" fo:background-color="#1e1e1e"/>
    </style:style>
    <style:style style:name="P4" style:family="paragraph" style:parent-style-name="Standard">
      <style:paragraph-properties style:line-height-at-least="0.503cm"/>
      <style:text-properties fo:color="#57a64a" loext:opacity="100%" style:font-name="Droid Sans Mono" fo:font-size="10.5pt" fo:font-weight="normal" fo:background-color="#1e1e1e"/>
    </style:style>
    <style:style style:name="P5" style:family="paragraph" style:parent-style-name="Standard">
      <style:text-properties fo:color="#57a64a" loext:opacity="100%" style:font-name="Droid Sans Mono" fo:font-size="10.5pt" fo:font-weight="normal" officeooo:rsid="0013bb64" officeooo:paragraph-rsid="0013bb64" fo:background-color="#1e1e1e"/>
    </style:style>
    <style:style style:name="P6" style:family="paragraph" style:parent-style-name="Standard">
      <style:paragraph-properties style:line-height-at-least="0.503cm"/>
      <style:text-properties fo:color="#b4b4b4" loext:opacity="100%" style:font-name="Droid Sans Mono" fo:font-size="10.5pt" fo:font-weight="normal" fo:background-color="#1e1e1e"/>
    </style:style>
    <style:style style:name="P7" style:family="paragraph" style:parent-style-name="Standard">
      <style:paragraph-properties style:line-height-at-least="0.503cm"/>
    </style:style>
    <style:style style:name="T1" style:family="text">
      <style:text-properties fo:color="#b4b4b4" loext:opacity="100%"/>
    </style:style>
    <style:style style:name="T2" style:family="text">
      <style:text-properties fo:color="#9a9a9a" loext:opacity="100%"/>
    </style:style>
    <style:style style:name="T3" style:family="text">
      <style:text-properties fo:color="#c8c8c8" loext:opacity="100%"/>
    </style:style>
    <style:style style:name="T4" style:family="text">
      <style:text-properties fo:color="#e8c9bb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569cd6" loext:opacity="100%"/>
    </style:style>
    <style:style style:name="T7" style:family="text">
      <style:text-properties fo:color="#4ec9b0" loext:opacity="100%"/>
    </style:style>
    <style:style style:name="T8" style:family="text">
      <style:text-properties fo:color="#dcdcaa" loext:opacity="100%"/>
    </style:style>
    <style:style style:name="T9" style:family="text">
      <style:text-properties fo:color="#d8a0df" loext:opacity="100%"/>
    </style:style>
    <style:style style:name="T10" style:family="text">
      <style:text-properties fo:color="#9cdcfe" loext:opacity="100%"/>
    </style:style>
    <style:style style:name="T11" style:family="text">
      <style:text-properties fo:color="#b5cea8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) BFS</text:p>
      <text:p text:style-name="P2"/>
      <text:p text:style-name="P2">Algorihm: </text:p>
      <text:p text:style-name="P1"><text:span text:style-name="Strong_20_Emphasis">Step 1:</text:span> SET STATUS = 1 (ready state) for each node in G</text:p>
      <text:p text:style-name="Text_20_body"><text:span text:style-name="Strong_20_Emphasis">Step 2:</text:span> Enqueue the starting node A and set its STATUS = 2 (waiting state)</text:p>
      <text:p text:style-name="Text_20_body"><text:span text:style-name="Strong_20_Emphasis">Step 3:</text:span> Repeat Steps 4 and 5 until QUEUE is empty</text:p>
      <text:p text:style-name="Text_20_body"><text:span text:style-name="Strong_20_Emphasis">Step 4:</text:span> Dequeue a node N. Process it and set its STATUS = 3 (processed state).</text:p>
      <text:p text:style-name="Text_20_body"><text:span text:style-name="Strong_20_Emphasis">Step 5:</text:span> Enqueue all the neighbours of N that are in the ready state (whose STATUS = 1) and set</text:p>
      <text:p text:style-name="Text_20_body">their STATUS = 2</text:p>
      <text:p text:style-name="Text_20_body">(waiting state)</text:p>
      <text:p text:style-name="Text_20_body">[END OF LOOP]</text:p>
      <text:p text:style-name="Text_20_body"><text:span text:style-name="Strong_20_Emphasis">Step 6:</text:span> EXI</text:p>
      <text:p text:style-name="P2">CODE: </text:p>
      <text:p text:style-name="P5">// BFS algorithm in C++</text:p>
      <text:p text:style-name="P7"/>
      <text:p text:style-name="P3"><text:span text:style-name="T1">#</text:span><text:span text:style-name="T2">include</text:span><text:span text:style-name="T3"> </text:span><text:span text:style-name="T4">&lt;</text:span><text:span text:style-name="T5">iostream</text:span><text:span text:style-name="T4">&gt;</text:span></text:p>
      <text:p text:style-name="P3"><text:span text:style-name="T1">#</text:span><text:span text:style-name="T2">include</text:span><text:span text:style-name="T3"> </text:span><text:span text:style-name="T4">&lt;</text:span><text:span text:style-name="T5">list</text:span><text:span text:style-name="T4">&gt;</text:span></text:p>
      <text:p text:style-name="P7"/>
      <text:p text:style-name="P3"><text:span text:style-name="T6">using</text:span> <text:span text:style-name="T6">namespace</text:span> <text:span text:style-name="T3">std</text:span><text:span text:style-name="T1">;</text:span></text:p>
      <text:p text:style-name="P7"/>
      <text:p text:style-name="P3"><text:span text:style-name="T6">class</text:span> <text:span text:style-name="T7">Graph</text:span> <text:span text:style-name="T1">{</text:span></text:p>
      <text:p text:style-name="P3"><text:span text:style-name="T6">int</text:span> numVertices<text:span text:style-name="T1">;</text:span></text:p>
      <text:p text:style-name="P3"><text:span text:style-name="T7">list</text:span><text:span text:style-name="T1">&lt;</text:span><text:span text:style-name="T6">int</text:span><text:span text:style-name="T1">&gt;*</text:span> adjLists<text:span text:style-name="T1">;</text:span></text:p>
      <text:p text:style-name="P3"><text:span text:style-name="T6">bool</text:span><text:span text:style-name="T1">*</text:span> visited<text:span text:style-name="T1">;</text:span></text:p>
      <text:p text:style-name="P7"/>
      <text:p text:style-name="P3"><text:span text:style-name="T6">public</text:span><text:span text:style-name="T1">:</text:span></text:p>
      <text:p text:style-name="P3"><text:span text:style-name="T8">Graph</text:span><text:span text:style-name="T1">(</text:span><text:span text:style-name="T6">int</text:span> <text:span text:style-name="T2">vertices</text:span><text:span text:style-name="T1">);</text:span></text:p>
      <text:p text:style-name="P3"><text:span text:style-name="T6">void</text:span> <text:span text:style-name="T8">addEdge</text:span><text:span text:style-name="T1">(</text:span><text:span text:style-name="T6">int</text:span> <text:span text:style-name="T2">src</text:span><text:span text:style-name="T1">,</text:span> <text:span text:style-name="T6">int</text:span> <text:span text:style-name="T2">dest</text:span><text:span text:style-name="T1">);</text:span></text:p>
      <text:p text:style-name="P3"><text:span text:style-name="T6">void</text:span> <text:span text:style-name="T8">BFS</text:span><text:span text:style-name="T1">(</text:span><text:span text:style-name="T6">int</text:span> <text:span text:style-name="T2">startVertex</text:span><text:span text:style-name="T1">);</text:span></text:p>
      <text:p text:style-name="P6">};</text:p>
      <text:p text:style-name="P7"/>
      <text:p text:style-name="P4">// Create a graph with given vertices,</text:p>
      <text:p text:style-name="P4">// and maintain an adjacency list</text:p>
      <text:p text:style-name="P3"><text:span text:style-name="T7">Graph</text:span><text:span text:style-name="T1">::</text:span><text:span text:style-name="T8">Graph</text:span><text:span text:style-name="T1">(</text:span><text:span text:style-name="T6">int</text:span> <text:span text:style-name="T2">vertices</text:span><text:span text:style-name="T1">)</text:span> <text:span text:style-name="T1">{</text:span></text:p>
      <text:p text:style-name="P3">numVertices <text:span text:style-name="T1">=</text:span> <text:span text:style-name="T2">vertices</text:span><text:span text:style-name="T1">;</text:span></text:p>
      <text:p text:style-name="P3">adjLists <text:span text:style-name="T1">=</text:span> <text:span text:style-name="T6">new</text:span> <text:span text:style-name="T7">list</text:span><text:span text:style-name="T1">&lt;</text:span><text:span text:style-name="T6">int</text:span><text:span text:style-name="T1">&gt;[</text:span><text:span text:style-name="T2">vertices</text:span><text:span text:style-name="T1">];</text:span></text:p>
      <text:p text:style-name="P6">}</text:p>
      <text:p text:style-name="P7"/>
      <text:p text:style-name="P4">// Add edges to the graph</text:p>
      <text:p text:style-name="P3"><text:span text:style-name="T6">void</text:span> <text:span text:style-name="T7">Graph</text:span><text:span text:style-name="T1">::</text:span><text:span text:style-name="T8">addEdge</text:span><text:span text:style-name="T1">(</text:span><text:span text:style-name="T6">int</text:span> <text:span text:style-name="T2">src</text:span><text:span text:style-name="T1">,</text:span> <text:span text:style-name="T6">int</text:span> <text:span text:style-name="T2">dest</text:span><text:span text:style-name="T1">)</text:span> <text:span text:style-name="T1">{</text:span></text:p>
      <text:p text:style-name="P3">adjLists<text:span text:style-name="T1">[</text:span><text:span text:style-name="T2">src</text:span><text:span text:style-name="T1">].</text:span><text:span text:style-name="T8">push_back</text:span><text:span text:style-name="T1">(</text:span><text:span text:style-name="T2">dest</text:span><text:span text:style-name="T1">);</text:span></text:p>
      <text:p text:style-name="P3">adjLists<text:span text:style-name="T1">[</text:span><text:span text:style-name="T2">dest</text:span><text:span text:style-name="T1">].</text:span><text:span text:style-name="T8">push_back</text:span><text:span text:style-name="T1">(</text:span><text:span text:style-name="T2">src</text:span><text:span text:style-name="T1">);</text:span></text:p>
      <text:p text:style-name="P6">}</text:p>
      <text:p text:style-name="P7"/>
      <text:p text:style-name="P4">// BFS algorithm</text:p>
      <text:p text:style-name="P3"><text:soft-page-break/><text:span text:style-name="T6">void</text:span> <text:span text:style-name="T7">Graph</text:span><text:span text:style-name="T1">::</text:span><text:span text:style-name="T8">BFS</text:span><text:span text:style-name="T1">(</text:span><text:span text:style-name="T6">int</text:span> <text:span text:style-name="T2">startVertex</text:span><text:span text:style-name="T1">)</text:span> <text:span text:style-name="T1">{</text:span></text:p>
      <text:p text:style-name="P3">visited <text:span text:style-name="T1">=</text:span> <text:span text:style-name="T6">new</text:span> <text:span text:style-name="T6">bool</text:span><text:span text:style-name="T1">[</text:span>numVertices<text:span text:style-name="T1">];</text:span></text:p>
      <text:p text:style-name="P3"><text:span text:style-name="T9">for</text:span> <text:span text:style-name="T1">(</text:span><text:span text:style-name="T6">int</text:span> <text:span text:style-name="T10">i</text:span> <text:span text:style-name="T1">=</text:span> <text:span text:style-name="T11">0</text:span><text:span text:style-name="T1">;</text:span> <text:span text:style-name="T10">i</text:span> <text:span text:style-name="T1">&lt;</text:span> numVertices<text:span text:style-name="T1">;</text:span> <text:span text:style-name="T10">i</text:span><text:span text:style-name="T1">++)</text:span></text:p>
      <text:p text:style-name="P3">visited<text:span text:style-name="T1">[</text:span><text:span text:style-name="T10">i</text:span><text:span text:style-name="T1">]</text:span> <text:span text:style-name="T1">=</text:span> <text:span text:style-name="T6">false</text:span><text:span text:style-name="T1">;</text:span></text:p>
      <text:p text:style-name="P7"/>
      <text:p text:style-name="P3"><text:span text:style-name="T7">list</text:span><text:span text:style-name="T1">&lt;</text:span><text:span text:style-name="T6">int</text:span><text:span text:style-name="T1">&gt;</text:span> <text:span text:style-name="T10">queue</text:span><text:span text:style-name="T1">;</text:span></text:p>
      <text:p text:style-name="P7"/>
      <text:p text:style-name="P3">visited<text:span text:style-name="T1">[</text:span><text:span text:style-name="T2">startVertex</text:span><text:span text:style-name="T1">]</text:span> <text:span text:style-name="T1">=</text:span> <text:span text:style-name="T6">true</text:span><text:span text:style-name="T1">;</text:span></text:p>
      <text:p text:style-name="P3"><text:span text:style-name="T10">queue</text:span><text:span text:style-name="T1">.</text:span><text:span text:style-name="T8">push_back</text:span><text:span text:style-name="T1">(</text:span><text:span text:style-name="T2">startVertex</text:span><text:span text:style-name="T1">);</text:span></text:p>
      <text:p text:style-name="P7"/>
      <text:p text:style-name="P3"><text:span text:style-name="T7">list</text:span><text:span text:style-name="T1">&lt;</text:span><text:span text:style-name="T6">int</text:span><text:span text:style-name="T1">&gt;::</text:span><text:span text:style-name="T7">iterator</text:span> <text:span text:style-name="T10">i</text:span><text:span text:style-name="T1">;</text:span></text:p>
      <text:p text:style-name="P7"/>
      <text:p text:style-name="P3"><text:span text:style-name="T9">while</text:span> <text:span text:style-name="T1">(!</text:span><text:span text:style-name="T10">queue</text:span><text:span text:style-name="T1">.</text:span><text:span text:style-name="T8">empty</text:span><text:span text:style-name="T1">())</text:span> <text:span text:style-name="T1">{</text:span></text:p>
      <text:p text:style-name="P3"><text:span text:style-name="T6">int</text:span> <text:span text:style-name="T10">currVertex</text:span> <text:span text:style-name="T1">=</text:span> <text:span text:style-name="T10">queue</text:span><text:span text:style-name="T1">.</text:span><text:span text:style-name="T8">front</text:span><text:span text:style-name="T1">();</text:span></text:p>
      <text:p text:style-name="P3"><text:span text:style-name="T3">cout</text:span> <text:span text:style-name="T1">&lt;&lt;</text:span> <text:span text:style-name="T4">"</text:span><text:span text:style-name="T5">Visited </text:span><text:span text:style-name="T4">"</text:span> <text:span text:style-name="T1">&lt;&lt;</text:span> <text:span text:style-name="T10">currVertex</text:span> <text:span text:style-name="T1">&lt;&lt;</text:span> <text:span text:style-name="T4">"</text:span><text:span text:style-name="T5"> </text:span><text:span text:style-name="T4">"</text:span><text:span text:style-name="T1">;</text:span></text:p>
      <text:p text:style-name="P3"><text:span text:style-name="T10">queue</text:span><text:span text:style-name="T1">.</text:span><text:span text:style-name="T8">pop_front</text:span><text:span text:style-name="T1">();</text:span></text:p>
      <text:p text:style-name="P7"/>
      <text:p text:style-name="P3"><text:span text:style-name="T9">for</text:span> <text:span text:style-name="T1">(</text:span><text:span text:style-name="T10">i</text:span> <text:span text:style-name="T1">=</text:span> adjLists<text:span text:style-name="T1">[</text:span><text:span text:style-name="T10">currVertex</text:span><text:span text:style-name="T1">].</text:span><text:span text:style-name="T8">begin</text:span><text:span text:style-name="T1">();</text:span> <text:span text:style-name="T10">i</text:span> <text:span text:style-name="T1">!=</text:span> adjLists<text:span text:style-name="T1">[</text:span><text:span text:style-name="T10">currVertex</text:span><text:span text:style-name="T1">].</text:span><text:span text:style-name="T8">end</text:span><text:span text:style-name="T1">();</text:span> <text:span text:style-name="T1">++</text:span><text:span text:style-name="T10">i</text:span><text:span text:style-name="T1">)</text:span> <text:span text:style-name="T1">{</text:span></text:p>
      <text:p text:style-name="P3"><text:span text:style-name="T6">int</text:span> <text:span text:style-name="T10">adjVertex</text:span> <text:span text:style-name="T1">=</text:span> <text:span text:style-name="T1">*</text:span><text:span text:style-name="T10">i</text:span><text:span text:style-name="T1">;</text:span></text:p>
      <text:p text:style-name="P3"><text:span text:style-name="T9">if</text:span> <text:span text:style-name="T1">(!</text:span>visited<text:span text:style-name="T1">[</text:span><text:span text:style-name="T10">adjVertex</text:span><text:span text:style-name="T1">])</text:span> <text:span text:style-name="T1">{</text:span></text:p>
      <text:p text:style-name="P3">visited<text:span text:style-name="T1">[</text:span><text:span text:style-name="T10">adjVertex</text:span><text:span text:style-name="T1">]</text:span> <text:span text:style-name="T1">=</text:span> <text:span text:style-name="T6">true</text:span><text:span text:style-name="T1">;</text:span></text:p>
      <text:p text:style-name="P3"><text:span text:style-name="T10">queue</text:span><text:span text:style-name="T1">.</text:span><text:span text:style-name="T8">push_back</text:span><text:span text:style-name="T1">(</text:span><text:span text:style-name="T10">adjVertex</text:span><text:span text:style-name="T1">);</text:span></text:p>
      <text:p text:style-name="P6">}</text:p>
      <text:p text:style-name="P6">}</text:p>
      <text:p text:style-name="P6">}</text:p>
      <text:p text:style-name="P6">}</text:p>
      <text:p text:style-name="P7"/>
      <text:p text:style-name="P3"><text:span text:style-name="T6">int</text:span> <text:span text:style-name="T8">main</text:span><text:span text:style-name="T1">()</text:span> <text:span text:style-name="T1">{</text:span></text:p>
      <text:p text:style-name="P3"><text:span text:style-name="T7">Graph</text:span> <text:span text:style-name="T10">g</text:span><text:span text:style-name="T1">(</text:span><text:span text:style-name="T11">4</text:span><text:span text:style-name="T1">);</text:span></text:p>
      <text:p text:style-name="P3"><text:span text:style-name="T10">g</text:span><text:span text:style-name="T1">.</text:span><text:span text:style-name="T8">addEdge</text:span><text:span text:style-name="T1">(</text:span><text:span text:style-name="T11">0</text:span><text:span text:style-name="T1">,</text:span> <text:span text:style-name="T11">1</text:span><text:span text:style-name="T1">);</text:span></text:p>
      <text:p text:style-name="P3"><text:span text:style-name="T10">g</text:span><text:span text:style-name="T1">.</text:span><text:span text:style-name="T8">addEdge</text:span><text:span text:style-name="T1">(</text:span><text:span text:style-name="T11">0</text:span><text:span text:style-name="T1">,</text:span> <text:span text:style-name="T11">2</text:span><text:span text:style-name="T1">);</text:span></text:p>
      <text:p text:style-name="P3"><text:span text:style-name="T10">g</text:span><text:span text:style-name="T1">.</text:span><text:span text:style-name="T8">addEdge</text:span><text:span text:style-name="T1">(</text:span><text:span text:style-name="T11">1</text:span><text:span text:style-name="T1">,</text:span> <text:span text:style-name="T11">2</text:span><text:span text:style-name="T1">);</text:span></text:p>
      <text:p text:style-name="P3"><text:span text:style-name="T10">g</text:span><text:span text:style-name="T1">.</text:span><text:span text:style-name="T8">addEdge</text:span><text:span text:style-name="T1">(</text:span><text:span text:style-name="T11">2</text:span><text:span text:style-name="T1">,</text:span> <text:span text:style-name="T11">0</text:span><text:span text:style-name="T1">);</text:span></text:p>
      <text:p text:style-name="P3"><text:span text:style-name="T10">g</text:span><text:span text:style-name="T1">.</text:span><text:span text:style-name="T8">addEdge</text:span><text:span text:style-name="T1">(</text:span><text:span text:style-name="T11">2</text:span><text:span text:style-name="T1">,</text:span> <text:span text:style-name="T11">3</text:span><text:span text:style-name="T1">);</text:span></text:p>
      <text:p text:style-name="P3"><text:span text:style-name="T10">g</text:span><text:span text:style-name="T1">.</text:span><text:span text:style-name="T8">addEdge</text:span><text:span text:style-name="T1">(</text:span><text:span text:style-name="T11">3</text:span><text:span text:style-name="T1">,</text:span> <text:span text:style-name="T11">3</text:span><text:span text:style-name="T1">);</text:span></text:p>
      <text:p text:style-name="P7"/>
      <text:p text:style-name="P3"><text:span text:style-name="T10">g</text:span><text:span text:style-name="T1">.</text:span><text:span text:style-name="T8">BFS</text:span><text:span text:style-name="T1">(</text:span><text:span text:style-name="T11">2</text:span><text:span text:style-name="T1">);</text:span></text:p>
      <text:p text:style-name="P7"/>
      <text:p text:style-name="P3"><text:span text:style-name="T9">return</text:span> <text:span text:style-name="T11">0</text:span><text:span text:style-name="T1">;</text:span></text:p>
      <text:p text:style-name="P6">}</text:p>
      <text:p text:style-name="P2"/>
      <text:p text:style-name="P2">output: </text:p>
      <text:p text:style-name="P2"><draw:frame draw:style-name="fr1" draw:name="Image1" text:anchor-type="char" svg:width="17cm" svg:height="2.081cm" draw:z-index="0"><draw:image xlink:href="Pictures/10000001000005FF000000BCFA167B5C171362C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4T09:53:24.455371049</meta:creation-date>
    <dc:date>2023-12-14T09:55:50.941007780</dc:date>
    <meta:editing-duration>PT2M26S</meta:editing-duration>
    <meta:editing-cycles>1</meta:editing-cycles>
    <meta:document-statistic meta:table-count="0" meta:image-count="1" meta:object-count="0" meta:page-count="2" meta:paragraph-count="70" meta:word-count="257" meta:character-count="1610" meta:non-whitespace-character-count="1420"/>
    <meta:generator>LibreOffice/7.3.7.2$Linux_X86_64 LibreOffice_project/30$Build-2</meta:generator>
  </office:meta>
</office:document-meta>
</file>